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0087" officeooo:paragraph-rsid="000e0087"/>
    </style:style>
    <style:style style:name="P2" style:family="paragraph" style:parent-style-name="Standard">
      <style:text-properties fo:font-weight="bold" officeooo:rsid="000e0087" officeooo:paragraph-rsid="000e008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0507</text:p>
      <text:p text:style-name="P2">Molina de Segur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2:49:43.600591337</meta:creation-date>
    <dc:date>2022-10-24T12:51:13.167086764</dc:date>
    <meta:editing-duration>PT1M31S</meta:editing-duration>
    <meta:editing-cycles>1</meta:editing-cycles>
    <meta:document-statistic meta:table-count="0" meta:image-count="0" meta:object-count="0" meta:page-count="1" meta:paragraph-count="2" meta:word-count="4" meta:character-count="21" meta:non-whitespace-character-count="19"/>
    <meta:generator>LibreOffice/7.3.6.2$Linux_X86_64 LibreOffice_project/30$Build-2</meta:generator>
  </office:meta>
</office:document-meta>
</file>